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text-properties fo:font-family="Cantarell" style:font-pitch="variable"/>
    </style:style>
    <style:style style:name="P2" style:family="paragraph">
      <style:text-properties fo:font-family="Inconsolata" style:font-pitch="fixed" fo:font-size="24pt" style:font-size-asian="24pt" style:font-size-complex="24pt"/>
    </style:style>
    <style:style style:name="P3" style:family="paragraph">
      <style:text-properties fo:font-family="Inconsolata" style:font-pitch="fixed" fo:font-size="26pt" style:font-size-asian="26pt" style:font-size-complex="26pt"/>
    </style:style>
    <style:style style:name="T1" style:family="text">
      <style:text-properties fo:font-family="Cantarell" style:font-pitch="variable"/>
    </style:style>
    <style:style style:name="T2" style:family="text">
      <style:text-properties fo:font-family="Inconsolata" style:font-pitch="fixed" fo:font-size="24pt" style:font-size-asian="24pt" style:font-size-complex="24pt"/>
    </style:style>
    <style:style style:name="T3" style:family="text">
      <style:text-properties fo:font-family="Inconsolata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ools of the Perl</text:span>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Erez Schatz</text:span></text:p>
            <text:p text:style-name="P1"><text:span text:style-name="T1">30/11/20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local::lib</text:span></text:p>
          </draw:text-box>
        </draw:frame>
        <draw:frame presentation:style-name="pr4" draw:text-style-name="P1" draw:layer="layout" svg:width="25.199cm" svg:height="13.859cm" svg:x="1.4cm" svg:y="4.914cm" presentation:class="outlin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Shared Environment</text:span></text:p>
              </text:list-item>
              <text:list-item>
                <text:p text:style-name="P1"><text:span text:style-name="T1">Webhost</text:span></text:p>
              </text:list-item>
              <text:list-item>
                <text:p text:style-name="P1"><text:span text:style-name="T1">No root access</text:span></text:p>
              </text:list-item>
              <text:list-item>
                <text:p text:style-name="P1"><text:span text:style-name="T1">Distribution conven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cal::lib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$ wget </text:span><text:span text:style-name="T2"><text:a xlink:href="http://search.cpan.org/.../local-lib-x.xx.tar.gz">http://search.cpan.org/.../local-lib-x.xx.tar.gz</text:a></text:span></text:p>
                <text:p><text:span text:style-name="T2"/></text:p>
                <text:p><text:span text:style-name="T2">perl Makefile.PL --bootstrap</text:span></text:p>
                <text:p><text:span text:style-name="T2">perl Makefile.PL --bootstrap=~/foo</text:span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local::lib</text:span>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$ wget </text:span><text:span text:style-name="T2"><text:a xlink:href="http://search.cpan.org/.../local-lib-x.xx.tar.gz">http://search.cpan.org/.../local-lib-x.xx.tar.gz</text:a></text:span></text:p>
                <text:p><text:span text:style-name="T2"/></text:p>
                <text:p><text:span text:style-name="T2">perl Makefile.PL --bootstrap</text:span></text:p>
                <text:p><text:span text:style-name="T2">perl Makefile.PL --bootstrap=~/foo</text:span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panminus</text:span></text:p>
          </draw:text-box>
        </draw:frame>
        <draw:frame presentation:style-name="pr4" draw:text-style-name="P1" draw:layer="layout" svg:width="25.199cm" svg:height="13.859cm" svg:x="1.4cm" svg:y="4.914cm" presentation:class="outlin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Quick 'n' dirty</text:span></text:p>
              </text:list-item>
              <text:list-item>
                <text:p text:style-name="P1"><text:span text:style-name="T1">Simple, sensible defaults</text:span></text:p>
              </text:list-item>
              <text:list-item>
                <text:p text:style-name="P1"><text:span text:style-name="T1">One command to rule them all</text:span></text:p>
              </text:list-item>
              <text:list-item>
                <text:p text:style-name="P1"><text:span text:style-name="T1">Chain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panminus</text:span></text:p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3"/></text:p>
                <text:p><text:span text:style-name="T3"/></text:p>
                <text:p><text:span text:style-name="T3">curl -L http://cpanmin.us | perl - --sudo\ App::cpanminus</text:span></text:p>
                <text:p><text:span text:style-name="T3"/></text:p>
                <text:p><text:span text:style-name="T3">curl -L http://cpanmin.us | perl - App::cpanminu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erlbrew</text:span></text:p>
          </draw:text-box>
        </draw:frame>
        <draw:frame presentation:style-name="pr4" draw:text-style-name="P1" draw:layer="layout" svg:width="25.199cm" svg:height="13.859cm" svg:x="1.4cm" svg:y="4.914cm" presentation:class="outlin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Install different versions of perl</text:span></text:p>
              </text:list-item>
              <text:list-item>
                <text:p text:style-name="P1"><text:span text:style-name="T1">Test app/module against different versions</text:span></text:p>
              </text:list-item>
              <text:list-item>
                <text:p text:style-name="P1"><text:span text:style-name="T1">Run the latest perl</text:span></text:p>
              </text:list-item>
              <text:list-item>
                <text:p text:style-name="P1"><text:span text:style-name="T1">Separate from system per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erlbrew</text:span></text:p>
          </draw:text-box>
        </draw:frame>
        <draw:frame presentation:style-name="pr4" draw:text-style-name="P2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2">curl -kL http://xrl.us/perlbrewinstall | bash</text:span></text:p>
                <text:p><text:span text:style-name="T2"/></text:p>
                <text:p><text:span text:style-name="T2">perlbrew init</text:span></text:p>
                <text:p><text:span text:style-name="T2">source ~/perl5/perlbrew/etc/bashrc</text:span></text:p>
                <text:p><text:span text:style-name="T2">perlbrew install perl-5.14.0|blead</text:span></text:p>
                <text:p><text:span text:style-name="T2">perlbrew u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m-uninstall</text:span></text:p>
          </draw:text-box>
        </draw:frame>
        <draw:frame presentation:style-name="pr4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Because everyone seems to want it...</text:span></text:p>
                <text:p text:style-name="P1"><text:span text:style-name="T1">cpanm App::pmuninstall</text:span></text:p>
                <text:p text:style-name="P1"><text:span text:style-name="T1">pm-uninstall Module::N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hat's not all folks</text:span></text:p>
          </draw:text-box>
        </draw:frame>
        <draw:frame presentation:style-name="pr4" draw:text-style-name="P1" draw:layer="layout" svg:width="25.199cm" svg:height="13.859cm" svg:x="1.4cm" svg:y="4.914cm" presentation:class="outlin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ack <text:s/>(App::Ack)</text:span></text:p>
              </text:list-item>
              <text:list-item>
                <text:p text:style-name="P1"><text:span text:style-name="T1">cpandoc (Pod::Cpandoc)</text:span></text:p>
              </text:list-item>
              <text:list-item>
                <text:p text:style-name="P1"><text:span text:style-name="T1">dzil (Dist::Zilla)</text:span></text:p>
              </text:list-item>
              <text:list-item>
                <text:p text:style-name="P1"><text:span text:style-name="T1">mversion (Module::Version)</text:span></text:p>
              </text:list-item>
              <text:list-item>
                <text:p text:style-name="P1"><text:span text:style-name="T1">...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201cm" svg:y="8.2cm" presentation:class="title" presentation:user-transformed="true">
          <draw:text-box>
            <text:p text:style-name="P1"><text:span text:style-name="T1">That's all, folk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ez Schatz</meta:initial-creator>
    <meta:creation-date>2011-11-30T17:19:28</meta:creation-date>
    <dc:date>2011-11-30T17:56:00</dc:date>
    <meta:editing-duration>PT31M3S</meta:editing-duration>
    <meta:editing-cycles>11</meta:editing-cycles>
    <meta:generator>LibreOffice/3.4$Linux LibreOffice_project/340m1$Build-402</meta:generator>
    <meta:document-statistic meta:object-count="64"/>
  </office:meta>
</office:document-meta>
</file>